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4f07" officeooo:paragraph-rsid="000a4f07" style:font-size-asian="15pt" style:font-size-complex="15pt"/>
    </style:style>
    <style:style style:name="P2" style:family="paragraph" style:parent-style-name="Standard">
      <style:text-properties fo:font-size="15pt" officeooo:rsid="000a529e" officeooo:paragraph-rsid="000a529e" style:font-size-asian="15pt" style:font-size-complex="15pt"/>
    </style:style>
    <style:style style:name="P3" style:family="paragraph" style:parent-style-name="Standard">
      <style:text-properties fo:font-size="15pt" officeooo:rsid="000c2f4d" officeooo:paragraph-rsid="000d4597" style:font-size-asian="15pt" style:font-size-complex="15pt"/>
    </style:style>
    <style:style style:name="P4" style:family="paragraph" style:parent-style-name="Standard">
      <style:text-properties fo:font-size="15pt" officeooo:rsid="000d4597" officeooo:paragraph-rsid="000d4597" style:font-size-asian="15pt" style:font-size-complex="15pt"/>
    </style:style>
    <style:style style:name="P5" style:family="paragraph" style:parent-style-name="Standard">
      <style:text-properties fo:font-size="15pt" officeooo:rsid="000dd7d1" officeooo:paragraph-rsid="000dd7d1" style:font-size-asian="15pt" style:font-size-complex="15pt"/>
    </style:style>
    <style:style style:name="P6" style:family="paragraph" style:parent-style-name="Standard">
      <style:text-properties fo:font-size="15pt" officeooo:rsid="000e6e1a" officeooo:paragraph-rsid="000e6e1a" style:font-size-asian="15pt" style:font-size-complex="15pt"/>
    </style:style>
    <style:style style:name="T1" style:family="text">
      <style:text-properties officeooo:rsid="000c2f4d"/>
    </style:style>
    <style:style style:name="T2" style:family="text">
      <style:text-properties officeooo:rsid="00105e4e"/>
    </style:style>
    <style:style style:name="T3" style:family="text">
      <style:text-properties officeooo:rsid="0011fb06"/>
    </style:style>
    <style:style style:name="T4" style:family="text">
      <style:text-properties officeooo:rsid="0012d601"/>
    </style:style>
    <style:style style:name="T5" style:family="text">
      <style:text-properties officeooo:rsid="0014e489"/>
    </style:style>
    <style:style style:name="T6" style:family="text">
      <style:text-properties officeooo:rsid="0016ae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, soy Jose Manuel Moreno Bolivar y este video corresponde a la fase 3 del modulo de sistemas de gestión empresarial.</text:p>
      <text:p text:style-name="P1"/>
      <text:p text:style-name="P2">El primer módulo que voy a mostrar es el de Empleados, en el se pueden crear <text:span text:style-name="T1">y administrar los empleados y los departamentos. He comenzado a poblar la base de datos con el departamento de ingeniería, departamento técnico, y departamento administración </text:span><text:span text:style-name="T6">así que nos vamos a ir arriba a la izquierda para clicar sobre el modulo de empleados.</text:span></text:p>
      <text:p text:style-name="P2"/>
      <text:p text:style-name="P3">Al crearlos nos pide que pongamos el nombre y el puesto de trabajo. En este caso vamos a poner como ejemplo Alfredo O. y pongamos que es un técnico, su gerente es Christofer, que <text:span text:style-name="T5">será también </text:span>su mentor <text:span text:style-name="T5">aunque esto ultimo no implique ninguna responsabilidad sobre nada</text:span>. </text:p>
      <text:p text:style-name="P3">Conforme se va dando la información se va generando el organigrama <text:span text:style-name="T5">de la empresa</text:span>. Ahora le damos a guardar.</text:p>
      <text:p text:style-name="P3"/>
      <text:p text:style-name="P4">Ademas de esta información general hay tres pestañas que corresponden al tipo de información que se desea almacenar. </text:p>
      <text:p text:style-name="P4"/>
      <text:p text:style-name="P4">Información del trabajo, en el cual podemos poner la dirección de la empresa , y la ubicación. Por ejemplo vamos a ponerle la zona técnica 1, ya que los técnicos tienen zonas técnicas asignadas para realizar su trabajo.</text:p>
      <text:p text:style-name="P4"/>
      <text:p text:style-name="P4">También se puede configurar las horas laborales por semana.</text:p>
      <text:p text:style-name="P4"/>
      <text:p text:style-name="P5">En información privada podemos encontrar información sensible del trabajador como donde vive, cuentas bancarias, nacionalidad, pasaporte, estado civil, numero de hijos, educación, etc.</text:p>
      <text:p text:style-name="P5"/>
      <text:p text:style-name="P5">Y en configuración re<text:span text:style-name="T3">l</text:span>aciones humanas es donde vamos a linkear este empleado con un usuario, para ello tienen que estar creados previamente. En este caso como ejemplo educativo vamos a poner el usuario profesor.</text:p>
      <text:p text:style-name="P5"/>
      <text:p text:style-name="P5">Ahora le daremos a guardar.</text:p>
      <text:p text:style-name="P5"/>
      <text:p text:style-name="P5">Como hemos visto antes, lo hemos agregado en el organigrama de la empresa, por lo que si nos vamos a su gerente podemos ver el lado de la rama completa a la que corresponde.</text:p>
      <text:p text:style-name="P5"/>
      <text:p text:style-name="P6">Este módulo tiene muy poca configuración, y una de ellas es el control de presencia basado en asistencias, que yo he marcado ya que es algo obligatorio.</text:p>
      <text:p text:style-name="P6"/>
      <text:p text:style-name="P6"><text:soft-page-break/>Así que este modulo esta asociado a otro llamado Asistencias que lo tenemos aquí. Es muy básico, un solo botón el cual le clicas una vez y se registra la entrada y si le clicas otra vez hace la salida y hace el conteo del tiempo de trabajo.</text:p>
      <text:p text:style-name="P6"/>
      <text:p text:style-name="P6">El siguiente modulo que voy a mostrar es el de Encuestas. En el cual se pueden llevar un control de varias encuestas, como por ejemplo esta encuesta de satisfacción tan común en las empresas de telecomunicaciones.</text:p>
      <text:p text:style-name="P6"/>
      <text:p text:style-name="P6">Lo primero es crear <text:span text:style-name="T2">la encuesta con las preguntas que deseas realizar</text:span> y <text:span text:style-name="T2">al guardar</text:span> quedará en borrador, <text:span text:style-name="T2">una vez realizada podrás gestionar en que estado está solamente con arrastrarla a la fase que se desea, ese paso también se puede realizar desde la propia encuesta</text:span>. <text:span text:style-name="T2">Una vez esta en la fase </text:span>“en progreso”, <text:span text:style-name="T2">se podrá compartir mediante correo electrónico.</text:span> <text:span text:style-name="T4">Una vez que se acabe la campaña puede cerrarse quedando almacenados los result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2:30:57.444163811</meta:creation-date>
    <dc:date>2024-01-08T18:32:58.641234403</dc:date>
    <meta:editing-duration>PT15M7S</meta:editing-duration>
    <meta:editing-cycles>1</meta:editing-cycles>
    <meta:document-statistic meta:table-count="0" meta:image-count="0" meta:object-count="0" meta:page-count="2" meta:paragraph-count="15" meta:word-count="490" meta:character-count="2868" meta:non-whitespace-character-count="2391"/>
    <meta:generator>LibreOffice/7.3.7.2$Linux_X86_64 LibreOffice_project/30$Build-2</meta:generator>
  </office:meta>
</office:document-meta>
</file>